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 svg:font-family="바탕" style:font-family-generic="roman"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2cm" fo:min-width="4.07cm" loext:decorative="false"/>
      <style:paragraph-properties style:writing-mode="lr-tb"/>
    </style:style>
    <style:style style:name="P1" style:family="paragraph">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test_sample" draw:style-name="dp1" draw:master-page-name="기본값">
        <draw:custom-shape draw:style-name="gr1" draw:text-style-name="P1" draw:layer="layout" svg:width="8.41cm" svg:height="8.41cm" svg:x="4.545cm" svg:y="7.045cm">
          <text:p text:style-name="P1"><text:span text:style-name="T1">LibreOffice</text:span> </text:p>
          <text:p text:style-name="P1"><text:span text:style-name="T1">Draw (.odg)</text:span></text:p>
          <text:p text:style-name="P1"><text:span text:style-name="T1">is available now!</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 svg:font-family="바탕" style:font-family-generic="roman" style:font-pitch="variable"/>
  </office:font-face-decls>
  <office:styles>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노란색으로_20_채움" draw:display-name="노란색으로 채움"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녹색으로_20_채움" draw:display-name="녹색으로 채움"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빨간색으로_20_채움" draw:display-name="빨간색으로 채움"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채움"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파란색으로_20_채움" draw:display-name="파란색으로 채움"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바탕" fo:font-size="24pt" fo:language="en" fo:country="US" style:font-name-asian="맑은 고딕1" style:font-size-asian="24pt" style:language-asian="ko" style:country-asian="KR"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1" style:font-family-asian="'맑은 고딕'"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style:style>
    <style:style style:name="Filled_20_Green" style:display-name="Filled Green" style:family="graphic" style:parent-style-name="Filled">
      <style:graphic-properties draw:fill-gradient-name="녹색으로_20_채움"/>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style:style>
    <style:style style:name="Filled_20_Yellow" style:display-name="Filled Yellow" style:family="graphic" style:parent-style-name="Filled">
      <style:graphic-properties draw:fill-gradient-name="노란색으로_20_채움"/>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기본값"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19T10:48:31.346000000</meta:creation-date>
    <dc:date>2024-09-19T10:53:34.366000000</dc:date>
    <meta:editing-duration>PT5M3S</meta:editing-duration>
    <meta:editing-cycles>2</meta:editing-cycles>
    <meta:generator>LibreOffice/24.8.0.3$Windows_X86_64 LibreOffice_project/0bdf1299c94fe897b119f97f3c613e9dca6be583</meta:generator>
    <meta:document-statistic meta:object-count="1"/>
  </office:meta>
</office:document-meta>
</file>